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.0972in" style:contextual-spacing="false" fo:line-height="115%"/>
    </style:style>
    <style:style style:name="P2" style:family="paragraph" style:parent-style-name="Heading_20_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fr1" style:family="graphic" style:parent-style-name="Inline_20_Heading">
      <style:graphic-properties style:vertical-pos="middle" style:vertical-rel="tex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draw:frame draw:style-name="fr1" draw:name="Frame1" text:anchor-type="as-char" draw:z-index="0"><draw:text-box fo:min-height="0in" fo:min-width="0in"><text:h text:style-name="P2" text:outline-level="1"><text:span text:style-name="Strong_20_Emphasis">Expertinterview met sensor- of hardware-expert</text:span></text:h></draw:text-box></draw:frame></text:span><text:line-break/><text:span text:style-name="Strong_20_Emphasis">Doel: </text:span>Bepalen welke informatiebehoeften uit het coach-interview technisch meetbaar zijn en haalbaar binnen de scope van dit project.</text:p>
      <text:p text:style-name="Text_20_body"><text:span text:style-name="Strong_20_Emphasis">Constraints:</text:span></text:p>
      <text:list text:style-name="L1">
        <text:list-item>
          <text:p text:style-name="P3">Beginner in sensortechniek; advies moet eenvoudig toepasbaar zijn.</text:p>
        </text:list-item>
        <text:list-item>
          <text:p text:style-name="P3">Sensoren moeten robuust zijn (minimaal 200 kg per voet).</text:p>
        </text:list-item>
        <text:list-item>
          <text:p text:style-name="P3">Draagbaar, niet-beperkend voor de gebruiker en betaalbaar.</text:p>
        </text:list-item>
        <text:list-item>
          <text:p text:style-name="P3">Voorkeur voor open-hardware / open-software oplossingen.</text:p>
        </text:list-item>
      </text:list>
      <text:p text:style-name="Text_20_body"><text:span text:style-name="Strong_20_Emphasis">Vragen – Sensoren</text:span></text:p>
      <text:list text:style-name="L2">
        <text:list-item>
          <text:p text:style-name="P4">Welke types sensoren zijn geschikt om de spanning/activatie van de core te meten?</text:p>
          <text:list>
            <text:list-item>
              <text:p text:style-name="P4">Hoe zou u dit praktisch aanpakken bij een prototype voor een beginner?</text:p>
            </text:list-item>
          </text:list>
        </text:list-item>
        <text:list-item>
          <text:p text:style-name="P4">Welke types sensoren zijn geschikt om krachten te meten bij belastingen van ±200 kg per voet?</text:p>
          <text:list>
            <text:list-item>
              <text:p text:style-name="P4">Stel dat we een grid van sensoren willen maken van ca. 60–62,5 cm lengte en 32–35 cm breed, met een uiteindelijke pixeldichtheid van 1 cm²: verandert dit uw advies?</text:p>
            </text:list-item>
          </text:list>
        </text:list-item>
        <text:list-item>
          <text:p text:style-name="P4">Welke sensoren zijn praktisch haalbaar binnen een laag budget?</text:p>
        </text:list-item>
        <text:list-item>
          <text:p text:style-name="P4">Zijn er sensoren die vaak falen bij dynamische toepassingen zoals krachttraining?</text:p>
          <text:list>
            <text:list-item>
              <text:p text:style-name="P4">Zo ja, welke factoren veroorzaken dit?</text:p>
            </text:list-item>
          </text:list>
        </text:list-item>
        <text:list-item>
          <text:p text:style-name="P4">Wat zijn de belangrijkste technische factoren om nauwkeurige realtime data te verkrijgen?</text:p>
        </text:list-item>
      </text:list>
      <text:p text:style-name="Text_20_body"><text:span text:style-name="Strong_20_Emphasis">Vragen – Microcontroller &amp; Software</text:span></text:p>
      <text:list text:style-name="L3">
        <text:list-item>
          <text:p text:style-name="P5">Welke microcontrollers of ontwikkelplatformen (bijv. Arduino, ESP32, Raspberry Pi) zijn volgens u het meest geschikt voor realtime bewegingsfeedback?</text:p>
        </text:list-item>
        <text:list-item>
          <text:p text:style-name="P5">Welke microcontroller of ontwikkelplatform zou u adviseren voor een eerste prototype, rekening houdend met de eerder genoemde constraints?</text:p>
        </text:list-item>
        <text:list-item>
          <text:p text:style-name="P5">Welke software-omgeving of programmeertaal sluit volgens u het beste aan bij sport- en bewegingsanalyse met deze hardware?</text:p>
        </text:list-item>
        <text:list-item>
          <text:p text:style-name="P5"><text:soft-page-break/>Welke valkuilen ziet u vaak bij de koppeling van sensoren met microcontrollers?</text:p>
        </text:list-item>
        <text:list-item>
          <text:p text:style-name="P5">Hoe zou u adviseren om de balans te vinden tussen:</text:p>
          <text:list>
            <text:list-item>
              <text:p text:style-name="P5">“Snel iets werkends hebben”</text:p>
            </text:list-item>
            <text:list-item>
              <text:p text:style-name="P5">“Duurzaam en schaalbaar een systeem bouwen”?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DejaVu Serif" fo:font-family="'DejaVu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DejaVu Serif" fo:font-family="'DejaVu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Noto Sans Mono" style:font-family-asian="'Noto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1:24:44.226933765</meta:creation-date>
    <dc:date>2025-09-21T12:04:54.517786570</dc:date>
    <meta:editing-duration>PT26M2S</meta:editing-duration>
    <meta:editing-cycles>4</meta:editing-cycles>
    <meta:generator>LibreOffice/25.8.1.1$Linux_X86_64 LibreOffice_project/580$Build-1</meta:generator>
    <meta:document-statistic meta:table-count="0" meta:image-count="0" meta:object-count="0" meta:page-count="2" meta:paragraph-count="24" meta:word-count="276" meta:character-count="1795" meta:non-whitespace-character-count="1563"/>
  </office:meta>
</office:document-meta>
</file>